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b4c" officeooo:paragraph-rsid="0015db4c"/>
    </style:style>
    <style:style style:name="P2" style:family="paragraph" style:parent-style-name="Standard">
      <style:text-properties officeooo:rsid="0016de97" officeooo:paragraph-rsid="0016de97"/>
    </style:style>
    <style:style style:name="P3" style:family="paragraph" style:parent-style-name="Standard">
      <style:text-properties officeooo:rsid="001709d4" officeooo:paragraph-rsid="001971d9"/>
    </style:style>
    <style:style style:name="P4" style:family="paragraph" style:parent-style-name="Standard">
      <style:text-properties officeooo:rsid="001709d4" officeooo:paragraph-rsid="001c3481"/>
    </style:style>
    <style:style style:name="P5" style:family="paragraph" style:parent-style-name="Standard">
      <style:text-properties officeooo:rsid="001971d9" officeooo:paragraph-rsid="001971d9"/>
    </style:style>
    <style:style style:name="P6" style:family="paragraph" style:parent-style-name="Standard">
      <style:text-properties officeooo:rsid="001c3481" officeooo:paragraph-rsid="001c3481"/>
    </style:style>
    <style:style style:name="P7" style:family="paragraph" style:parent-style-name="Standard">
      <style:text-properties officeooo:rsid="001709d4" officeooo:paragraph-rsid="001971d9"/>
    </style:style>
    <style:style style:name="P8" style:family="paragraph" style:parent-style-name="Standard">
      <style:text-properties officeooo:rsid="0014cb5d" officeooo:paragraph-rsid="001ebe6d"/>
    </style:style>
    <style:style style:name="P9" style:family="paragraph" style:parent-style-name="Standard">
      <style:text-properties officeooo:rsid="0014cb5d" officeooo:paragraph-rsid="001cff8b"/>
    </style:style>
    <style:style style:name="T1" style:family="text">
      <style:text-properties officeooo:rsid="0017cb9b"/>
    </style:style>
    <style:style style:name="T2" style:family="text">
      <style:text-properties officeooo:rsid="001971d9"/>
    </style:style>
    <style:style style:name="T3" style:family="text">
      <style:text-properties officeooo:rsid="001af135"/>
    </style:style>
    <style:style style:name="T4" style:family="text">
      <style:text-properties officeooo:rsid="001bfb71"/>
    </style:style>
    <style:style style:name="T5" style:family="text">
      <style:text-properties officeooo:rsid="001c3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paring for India</text:h>
      <text:p text:style-name="P9"/>
      <text:p text:style-name="P1">Once one gets bitten by “travel bug” one gets it running for quite a long while / time and some never get off it.</text:p>
      <text:p text:style-name="P1">Seeing other countries and experiencing other cultures, beautiful architecture and bright vibrant clothes of the south, eating tasty foods and fruits.</text:p>
      <text:p text:style-name="P1">All this makes us wanting more: other countries, other foods and fruits, other clothes and different architecture. </text:p>
      <text:p text:style-name="P1"/>
      <text:p text:style-name="P2">India is one of the countries, which has very different architecture, from Mogul inspired to French, tasty fruits and nasty monkeys and crows, which will steal your food, at any given opportunity. </text:p>
      <text:p text:style-name="P2"/>
      <text:p text:style-name="P3">A bureaucratic hassle like driving/train/flight to Vienna for an Indian visa? Peanuts.</text:p>
      <text:p text:style-name="P3"/>
      <text:p text:style-name="P8">With a young child (if you send the quiet boy)? Extra docs (birth cert, consent if Eduard stays home), but totally doable. Long-haul flight with a toddler is the real grind, not the vis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5-12-13T14:45:57.475027852</dc:date>
    <meta:editing-duration>PT2H9M29S</meta:editing-duration>
    <meta:editing-cycles>16</meta:editing-cycles>
    <meta:generator>LibreOffice/24.2.7.2$Linux_X86_64 LibreOffice_project/420$Build-2</meta:generator>
    <meta:document-statistic meta:table-count="0" meta:image-count="0" meta:object-count="0" meta:page-count="1" meta:paragraph-count="7" meta:word-count="143" meta:character-count="867" meta:non-whitespace-character-count="729"/>
  </office:meta>
</office:document-meta>
</file>